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14.098cm" svg:height="5.998cm" svg:x="6.989cm" svg:y="7.5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0,0</text:p>
              </table:table-cell>
              <table:table-cell table:number-columns-spanned="2">
                <text:p>0,1</text:p>
                <text:p>0,2</text:p>
              </table:table-cell>
              <table:covered-table-cell/>
              <table:table-cell>
                <text:p>0,3</text:p>
              </table:table-cell>
            </table:table-row>
            <table:table-row table:style-name="ro1" table:default-cell-style-name="gray2">
              <table:table-cell table:number-rows-spanned="2">
                <text:p>1,0</text:p>
                <text:p>2,0</text:p>
              </table:table-cell>
              <table:table-cell>
                <text:p>1,1</text:p>
              </table:table-cell>
              <table:table-cell>
                <text:p>1,2</text:p>
              </table:table-cell>
              <table:table-cell>
                <text:p>1,3</text:p>
              </table:table-cell>
            </table:table-row>
            <table:table-row table:style-name="ro2" table:default-cell-style-name="gray1">
              <table:covered-table-cell/>
              <table:table-cell>
                <text:p>2,1</text:p>
              </table:table-cell>
              <table:table-cell>
                <text:p>2,2</text:p>
              </table:table-cell>
              <table:table-cell>
                <text:p>2,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23:59:40.667000000</meta:creation-date>
    <dc:date>2016-06-02T00:01:18.524000000</dc:date>
    <meta:editing-duration>PT1M39S</meta:editing-duration>
    <meta:editing-cycles>1</meta:editing-cycles>
    <meta:document-statistic meta:object-count="24"/>
    <meta:generator>LibreOfficeDev/5.3.0.0.alpha0$Windows_X86_64 LibreOffice_project/1c5e150ec81fca20af80c4372bbc96413a481340</meta:generator>
  </office:meta>
</office:document-meta>
</file>